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Text_20_body">
      <style:paragraph-properties fo:margin-top="0cm" fo:margin-bottom="0.011cm"/>
    </style:style>
    <style:style style:name="P3" style:family="paragraph" style:parent-style-name="Text_20_body">
      <style:paragraph-properties fo:margin-top="0cm" fo:margin-bottom="0.011cm"/>
    </style:style>
    <style:style style:name="P4" style:family="paragraph" style:parent-style-name="Text_20_body" style:list-style-name="L1">
      <style:paragraph-properties fo:margin-top="0cm" fo:margin-bottom="0.011cm"/>
    </style:style>
    <style:style style:name="P5" style:family="paragraph" style:parent-style-name="Text_20_body" style:list-style-name="L2">
      <style:paragraph-properties fo:margin-top="0cm" fo:margin-bottom="0.011cm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prawność i złożoność algorytmu</text:p>
      <text:p text:style-name="P1"/>
      <text:p text:style-name="Standard"/>
      <text:p text:style-name="Standard">Poprawność algorytmu – dany <text:s/>algorytm przy poprawnych danych wejściowych da nam wynik <text:tab/>spełniający wymagania, np. algorytm quicksort po podaniu mu niepustej tablicy elementów <text:tab/>porównywalnych na wyjściu da nam tablicę zawierającą te same elementy, ale <text:tab/>uporządkowane w kolejności od najmniejszego do największego. </text:p>
      <text:p text:style-name="Standard"/>
      <text:p text:style-name="P2">Algorytm jest poprawny jeśli spełnione są warunki:</text:p>
      <text:list xml:id="list4829952467426520717" text:style-name="L1">
        <text:list-header>
          <text:p text:style-name="P4">- kiedy algorytm się zakończy, to da poprawny wynik,</text:p>
          <text:p text:style-name="P4">- przy poprawnych danych wejściowych algorytm zawsze się zakończy.</text:p>
        </text:list-header>
      </text:list>
      <text:p text:style-name="P2"/>
      <text:p text:style-name="P2"/>
      <text:p text:style-name="P2"/>
      <text:p text:style-name="P2">Złożoność obliczeniowa algorytmu dzieli się na:</text:p>
      <text:list xml:id="list5591557971309571199" text:style-name="L2">
        <text:list-item>
          <text:p text:style-name="P5">czasową ( liczba operacji dominujących, maszyna licznikowa, Turinga)</text:p>
        </text:list-item>
        <text:list-item>
          <text:p text:style-name="P5">pamięciową ( ilość wykorzystanej pamięci )</text:p>
        </text:list-item>
      </text:list>
      <text:p text:style-name="P2"/>
      <text:p text:style-name="P2">Klasa złożoności - klasa zagadnień obliczeniowych o podobnej złożoności obliczeniowej.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12S</meta:editing-duration>
    <meta:editing-cycles>7</meta:editing-cycles>
    <meta:generator>OpenOffice/4.1.5$Win32 OpenOffice.org_project/415m1$Build-9789</meta:generator>
    <dc:date>2019-11-03T21:01:43.85</dc:date>
    <meta:document-statistic meta:table-count="0" meta:image-count="0" meta:object-count="0" meta:page-count="1" meta:paragraph-count="9" meta:word-count="104" meta:character-count="760"/>
    <meta:user-defined meta:name="Info 1"/>
    <meta:user-defined meta:name="Info 2"/>
    <meta:user-defined meta:name="Info 3"/>
    <meta:user-defined meta:name="Info 4"/>
  </office:meta>
</office:document-meta>
</file>